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1874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ext-properties fo:color="#00cc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1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1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2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5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6" table:number-columns-repeated="1007" table:default-cell-style-name="ce1"/>
        <table:table-column table:style-name="co9" table:number-columns-repeated="3" table:default-cell-style-name="ce12"/>
        <table:table-row table:style-name="ro1">
          <table:table-cell table:number-columns-repeated="5"/>
          <table:table-cell table:style-name="ce12" table:number-columns-repeated="2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ip chord</text:p>
          </table:table-cell>
          <table:table-cell table:style-name="ce5" office:value-type="float" office:value="0.012" calcext:value-type="float">
            <text:p>0.012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mean chord</text:p>
          </table:table-cell>
          <table:table-cell table:style-name="ce5" office:value-type="float" office:value="0.0247" calcext:value-type="float">
            <text:p>0.0247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rotor speed</text:p>
          </table:table-cell>
          <table:table-cell table:style-name="ce5" office:value-type="float" office:value="289.45" calcext:value-type="float">
            <text:p>289.45</text:p>
          </table:table-cell>
          <table:table-cell office:value-type="string" calcext:value-type="string">
            <text:p>revs per minutes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3">
          <table:table-cell table:style-name="ce2" office:value-type="string" calcext:value-type="string">
            <text:p>DRNodes</text:p>
          </table:table-cell>
          <table:table-cell table:style-name="ce7" office:value-type="float" office:value="0.0065475" calcext:value-type="float">
            <text:p>0.0065475</text:p>
          </table:table-cell>
          <table:table-cell office:value-type="string" calcext:value-type="string">
            <text:p>m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epsilon scaling</text:p>
          </table:table-cell>
          <table:table-cell table:style-name="ce7" office:value-type="float" office:value="2.63" calcext:value-type="float">
            <text:p>2.63</text:p>
          </table:table-cell>
          <table:table-cell office:value-type="string" calcext:value-type="string">
            <text:p>&gt;= 2 suggested</text:p>
          </table:table-cell>
          <table:table-cell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Mesh size</text:p>
          </table:table-cell>
          <table:covered-table-cell table:number-columns-repeated="5" table:style-name="ce8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2">
          <table:table-cell/>
          <table:table-cell table:style-name="ce8"/>
          <table:table-cell table:style-name="ce8" office:value-type="string" calcext:value-type="string">
            <text:p>coarse</text:p>
          </table:table-cell>
          <table:table-cell table:style-name="ce8" office:value-type="string" calcext:value-type="string">
            <text:p>medium1</text:p>
          </table:table-cell>
          <table:table-cell table:style-name="ce8" office:value-type="string" calcext:value-type="string">
            <text:p>medium2</text:p>
          </table:table-cell>
          <table:table-cell table:style-name="ce13" office:value-type="string" calcext:value-type="string">
            <text:p>medium3</text:p>
          </table:table-cell>
          <table:table-cell table:style-name="ce8" office:value-type="string" calcext:value-type="string">
            <text:p>fine</text:p>
          </table:table-cell>
          <table:table-cell table:style-name="ce14" table:number-columns-repeated="2"/>
          <table:table-cell table:style-name="ce12" table:number-columns-repeated="2"/>
          <table:table-cell table:style-name="ce19" table:number-columns-repeated="8"/>
          <table:table-cell/>
          <table:table-cell table:style-name="ce19"/>
          <table:table-cell table:style-name="ce21" table:number-columns-repeated="5"/>
          <table:table-cell table:number-columns-repeated="998"/>
        </table:table-row>
        <table:table-row table:style-name="ro2">
          <table:table-cell table:style-name="ce3" office:value-type="string" calcext:value-type="string">
            <text:p>target Lx</text:p>
          </table:table-cell>
          <table:table-cell table:style-name="ce9"/>
          <table:table-cell table:number-columns-repeated="5" table:style-name="ce3" office:value-type="float" office:value="6.3" calcext:value-type="float">
            <text:p>6.3</text:p>
          </table:table-cell>
          <table:table-cell table:style-name="ce14" table:number-columns-repeated="2"/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target Ly</text:p>
          </table:table-cell>
          <table:table-cell table:style-name="ce9"/>
          <table:table-cell table:number-columns-repeated="5" table:style-name="ce3" office:value-type="float" office:value="1" calcext:value-type="float">
            <text:p>1</text:p>
          </table:table-cell>
          <table:table-cell table:style-name="ce14" table:number-columns-repeated="2"/>
          <table:table-cell table:style-name="ce12" table:number-columns-repeated="2"/>
          <table:table-cell table:number-columns-repeated="10"/>
          <table:table-cell table:style-name="ce18"/>
          <table:table-cell table:number-columns-repeated="1002"/>
        </table:table-row>
        <table:table-row table:style-name="ro2">
          <table:table-cell table:style-name="ce3" office:value-type="string" calcext:value-type="string">
            <text:p>target Lz</text:p>
          </table:table-cell>
          <table:table-cell table:style-name="ce9"/>
          <table:table-cell table:number-columns-repeated="5" table:style-name="ce3" office:value-type="float" office:value="0.8" calcext:value-type="float">
            <text:p>0.8</text:p>
          </table:table-cell>
          <table:table-cell table:style-name="ce14" table:number-columns-repeated="2"/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Nx</text:p>
          </table:table-cell>
          <table:table-cell table:style-name="ce3"/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26" calcext:value-type="float">
            <text:p>926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2">
          <table:table-cell table:style-name="ce3" office:value-type="string" calcext:value-type="string">
            <text:p>Ny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7" calcext:value-type="float">
            <text:p>147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2">
          <table:table-cell table:style-name="ce3" office:value-type="string" calcext:value-type="string">
            <text:p>Nz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18" calcext:value-type="float">
            <text:p>118</text:p>
          </table:table-cell>
          <table:table-cell table:style-name="ce16" table:number-columns-repeated="2"/>
          <table:table-cell table:style-name="ce18" table:number-columns-repeated="5"/>
          <table:table-cell table:style-name="ce20"/>
          <table:table-cell table:style-name="ce18" table:number-columns-repeated="4"/>
          <table:table-cell table:number-columns-repeated="2"/>
          <table:table-cell table:style-name="ce23" table:number-columns-repeated="5"/>
          <table:table-cell table:number-columns-repeated="998"/>
        </table:table-row>
        <table:table-row table:style-name="ro2">
          <table:table-cell table:style-name="ce4" office:value-type="string" calcext:value-type="string">
            <text:p>total cells, N</text:p>
          </table:table-cell>
          <table:table-cell/>
          <table:table-cell table:formula="of:=[.C14]*[.C15]*[.C16]" office:value-type="float" office:value="630000" calcext:value-type="float">
            <text:p>630000</text:p>
          </table:table-cell>
          <table:table-cell table:formula="of:=[.D14]*[.D15]*[.D16]" office:value-type="float" office:value="2580480" calcext:value-type="float">
            <text:p>2580480</text:p>
          </table:table-cell>
          <table:table-cell table:formula="of:=[.E14]*[.E15]*[.E16]" office:value-type="float" office:value="5040000" calcext:value-type="float">
            <text:p>5040000</text:p>
          </table:table-cell>
          <table:table-cell table:formula="of:=[.F14]*[.F15]*[.F16]" office:value-type="float" office:value="11954040" calcext:value-type="float">
            <text:p>11954040</text:p>
          </table:table-cell>
          <table:table-cell table:formula="of:=[.G14]*[.G15]*[.G16]" office:value-type="float" office:value="16062396" calcext:value-type="float">
            <text:p>16062396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2">
          <table:table-cell table:style-name="ce5" office:value-type="string" calcext:value-type="string">
            <text:p>dx</text:p>
          </table:table-cell>
          <table:table-cell table:style-name="ce10"/>
          <table:table-cell table:style-name="ce10" office:value-type="float" office:value="0.02" calcext:value-type="float">
            <text:p>0.020000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" calcext:value-type="float">
            <text:p>0.010000</text:p>
          </table:table-cell>
          <table:table-cell table:style-name="ce10" office:value-type="float" office:value="0.0075" calcext:value-type="float">
            <text:p>0.007500</text:p>
          </table:table-cell>
          <table:table-cell table:style-name="ce10" office:value-type="float" office:value="0.0068" calcext:value-type="float">
            <text:p>0.006800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2">
          <table:table-cell table:style-name="ce5" office:value-type="string" calcext:value-type="string">
            <text:p>dy</text:p>
          </table:table-cell>
          <table:table-cell table:style-name="ce10"/>
          <table:table-cell table:style-name="ce10" office:value-type="float" office:value="0.02" calcext:value-type="float">
            <text:p>0.020000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" calcext:value-type="float">
            <text:p>0.010000</text:p>
          </table:table-cell>
          <table:table-cell table:style-name="ce10" office:value-type="float" office:value="0.0075" calcext:value-type="float">
            <text:p>0.007500</text:p>
          </table:table-cell>
          <table:table-cell table:style-name="ce10" office:value-type="float" office:value="0.0068" calcext:value-type="float">
            <text:p>0.006800</text:p>
          </table:table-cell>
          <table:table-cell/>
          <table:table-cell table:style-name="ce15"/>
          <table:table-cell table:number-columns-repeated="12"/>
          <table:table-cell table:style-name="ce22" table:number-columns-repeated="5"/>
          <table:table-cell table:number-columns-repeated="998"/>
        </table:table-row>
        <table:table-row table:style-name="ro2">
          <table:table-cell table:style-name="ce5" office:value-type="string" calcext:value-type="string">
            <text:p>dz</text:p>
          </table:table-cell>
          <table:table-cell table:style-name="ce10"/>
          <table:table-cell table:style-name="ce10" office:value-type="float" office:value="0.02" calcext:value-type="float">
            <text:p>0.020000</text:p>
          </table:table-cell>
          <table:table-cell table:style-name="ce10" office:value-type="float" office:value="0.0125" calcext:value-type="float">
            <text:p>0.012500</text:p>
          </table:table-cell>
          <table:table-cell table:style-name="ce10" office:value-type="float" office:value="0.01" calcext:value-type="float">
            <text:p>0.010000</text:p>
          </table:table-cell>
          <table:table-cell table:style-name="ce10" office:value-type="float" office:value="0.0075" calcext:value-type="float">
            <text:p>0.007500</text:p>
          </table:table-cell>
          <table:table-cell table:style-name="ce10" office:value-type="float" office:value="0.0068" calcext:value-type="float">
            <text:p>0.006800</text:p>
          </table:table-cell>
          <table:table-cell/>
          <table:table-cell table:style-name="ce15"/>
          <table:table-cell table:number-columns-repeated="1015"/>
        </table:table-row>
        <table:table-row table:style-name="ro2">
          <table:table-cell table:style-name="ce5" office:value-type="string" calcext:value-type="string">
            <text:p>min_dx</text:p>
          </table:table-cell>
          <table:table-cell table:style-name="ce11"/>
          <table:table-cell table:style-name="ce10" table:formula="of:=MIN([.C18:.C20])" office:value-type="float" office:value="0.02" calcext:value-type="float">
            <text:p>0.020000</text:p>
          </table:table-cell>
          <table:table-cell table:style-name="ce10" table:formula="of:=MIN([.D18:.D20])" office:value-type="float" office:value="0.0125" calcext:value-type="float">
            <text:p>0.012500</text:p>
          </table:table-cell>
          <table:table-cell table:style-name="ce10" table:formula="of:=MIN([.E18:.E20])" office:value-type="float" office:value="0.01" calcext:value-type="float">
            <text:p>0.010000</text:p>
          </table:table-cell>
          <table:table-cell table:style-name="ce10" table:formula="of:=MIN([.F18:.F20])" office:value-type="float" office:value="0.0075" calcext:value-type="float">
            <text:p>0.007500</text:p>
          </table:table-cell>
          <table:table-cell table:style-name="ce10" table:formula="of:=MIN([.G18:.G20])" office:value-type="float" office:value="0.0068" calcext:value-type="float">
            <text:p>0.006800</text:p>
          </table:table-cell>
          <table:table-cell/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adjusted Lx</text:p>
          </table:table-cell>
          <table:table-cell table:style-name="ce11"/>
          <table:table-cell table:style-name="ce11" table:formula="of:=[.C14]*[.C21]" office:value-type="float" office:value="6.3" calcext:value-type="float">
            <text:p>6.300000</text:p>
          </table:table-cell>
          <table:table-cell table:style-name="ce11" table:formula="of:=[.D14]*[.D21]" office:value-type="float" office:value="6.3" calcext:value-type="float">
            <text:p>6.300000</text:p>
          </table:table-cell>
          <table:table-cell table:style-name="ce11" table:formula="of:=[.E14]*[.E21]" office:value-type="float" office:value="6.3" calcext:value-type="float">
            <text:p>6.300000</text:p>
          </table:table-cell>
          <table:table-cell table:style-name="ce11" table:formula="of:=[.F14]*[.F21]" office:value-type="float" office:value="6.3" calcext:value-type="float">
            <text:p>6.300000</text:p>
          </table:table-cell>
          <table:table-cell table:style-name="ce11" table:formula="of:=[.G14]*[.G21]" office:value-type="float" office:value="6.2968" calcext:value-type="float">
            <text:p>6.296800</text:p>
          </table:table-cell>
          <table:table-cell/>
          <table:table-cell table:style-name="ce15" office:value-type="string" calcext:value-type="string">
            <text:p>adjust lengths so that mesh is perfectly isotropic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djusted Ly</text:p>
          </table:table-cell>
          <table:table-cell table:style-name="ce11"/>
          <table:table-cell table:style-name="ce11" table:formula="of:=[.C21]*[.C15]" office:value-type="float" office:value="1" calcext:value-type="float">
            <text:p>1.000000</text:p>
          </table:table-cell>
          <table:table-cell table:style-name="ce11" table:formula="of:=[.D21]*[.D15]" office:value-type="float" office:value="1" calcext:value-type="float">
            <text:p>1.000000</text:p>
          </table:table-cell>
          <table:table-cell table:style-name="ce11" table:formula="of:=[.E21]*[.E15]" office:value-type="float" office:value="1" calcext:value-type="float">
            <text:p>1.000000</text:p>
          </table:table-cell>
          <table:table-cell table:style-name="ce11" table:formula="of:=[.F21]*[.F15]" office:value-type="float" office:value="0.9975" calcext:value-type="float">
            <text:p>0.997500</text:p>
          </table:table-cell>
          <table:table-cell table:style-name="ce11" table:formula="of:=[.G21]*[.G15]" office:value-type="float" office:value="0.9996" calcext:value-type="float">
            <text:p>0.999600</text:p>
          </table:table-cell>
          <table:table-cell/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adjusted Lz</text:p>
          </table:table-cell>
          <table:table-cell table:style-name="ce11"/>
          <table:table-cell table:style-name="ce11" table:formula="of:=[.C21]*[.C16]" office:value-type="float" office:value="0.8" calcext:value-type="float">
            <text:p>0.800000</text:p>
          </table:table-cell>
          <table:table-cell table:style-name="ce11" table:formula="of:=[.D21]*[.D16]" office:value-type="float" office:value="0.8" calcext:value-type="float">
            <text:p>0.800000</text:p>
          </table:table-cell>
          <table:table-cell table:style-name="ce11" table:formula="of:=[.E21]*[.E16]" office:value-type="float" office:value="0.8" calcext:value-type="float">
            <text:p>0.800000</text:p>
          </table:table-cell>
          <table:table-cell table:style-name="ce11" table:formula="of:=[.F21]*[.F16]" office:value-type="float" office:value="0.8025" calcext:value-type="float">
            <text:p>0.802500</text:p>
          </table:table-cell>
          <table:table-cell table:style-name="ce11" table:formula="of:=[.G21]*[.G16]" office:value-type="float" office:value="0.8024" calcext:value-type="float">
            <text:p>0.802400</text:p>
          </table:table-cell>
          <table:table-cell/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dt_tipCFL</text:p>
          </table:table-cell>
          <table:table-cell/>
          <table:table-cell table:formula="of:=[.C21]/([.$B$5]*PI()/30*[.$B$2])" office:value-type="float" office:value="0.00293254919038444" calcext:value-type="float">
            <text:p>0.0029325492</text:p>
          </table:table-cell>
          <table:table-cell table:formula="of:=[.D21]/([.$B$5]*PI()/30*[.$B$2])" office:value-type="float" office:value="0.00183284324399027" calcext:value-type="float">
            <text:p>0.0018328432</text:p>
          </table:table-cell>
          <table:table-cell table:formula="of:=[.E21]/([.$B$5]*PI()/30*[.$B$2])" office:value-type="float" office:value="0.00146627459519222" calcext:value-type="float">
            <text:p>0.0014662746</text:p>
          </table:table-cell>
          <table:table-cell table:formula="of:=[.F21]/([.$B$5]*PI()/30*[.$B$2])" office:value-type="float" office:value="0.00109970594639416" calcext:value-type="float">
            <text:p>0.0010997059</text:p>
          </table:table-cell>
          <table:table-cell table:formula="of:=[.G21]/([.$B$5]*PI()/30*[.$B$2])" office:value-type="float" office:value="0.000997066724730708" calcext:value-type="float">
            <text:p>0.0009970667</text:p>
          </table:table-cell>
          <table:table-cell table:style-name="Default"/>
          <table:table-cell table:style-name="ce15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epsilon</text:p>
          </table:table-cell>
          <table:table-cell/>
          <table:table-cell table:formula="of:=[.$B$8]*[.C21]" office:value-type="float" office:value="0.0526" calcext:value-type="float">
            <text:p>0.0526</text:p>
          </table:table-cell>
          <table:table-cell table:formula="of:=[.$B$8]*[.D21]" office:value-type="float" office:value="0.032875" calcext:value-type="float">
            <text:p>0.032875</text:p>
          </table:table-cell>
          <table:table-cell table:formula="of:=[.$B$8]*[.E21]" office:value-type="float" office:value="0.0263" calcext:value-type="float">
            <text:p>0.0263</text:p>
          </table:table-cell>
          <table:table-cell table:formula="of:=[.$B$8]*[.F21]" office:value-type="float" office:value="0.019725" calcext:value-type="float">
            <text:p>0.019725</text:p>
          </table:table-cell>
          <table:table-cell table:formula="of:=[.$B$8]*[.G21]" office:value-type="float" office:value="0.017884" calcext:value-type="float">
            <text:p>0.017884</text:p>
          </table:table-cell>
          <table:table-cell table:style-name="Default"/>
          <table:table-cell table:style-name="ce15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19" table:number-columns-repeated="5"/>
          <table:table-cell table:number-columns-repeated="1005"/>
        </table:table-row>
        <table:table-row table:style-name="ro2">
          <table:table-cell table:style-name="ce4" office:value-type="string" calcext:value-type="string">
            <text:p>smear radius</text:p>
          </table:table-cell>
          <table:table-cell/>
          <table:table-cell table:formula="of:=[.$B$8]*[.C26]" office:value-type="float" office:value="0.138338" calcext:value-type="float">
            <text:p>0.138338</text:p>
          </table:table-cell>
          <table:table-cell table:formula="of:=[.$B$8]*[.D26]" office:value-type="float" office:value="0.08646125" calcext:value-type="float">
            <text:p>0.08646125</text:p>
          </table:table-cell>
          <table:table-cell table:formula="of:=[.$B$8]*[.E26]" office:value-type="float" office:value="0.069169" calcext:value-type="float">
            <text:p>0.069169</text:p>
          </table:table-cell>
          <table:table-cell table:formula="of:=[.$B$8]*[.F26]" office:value-type="float" office:value="0.05187675" calcext:value-type="float">
            <text:p>0.05187675</text:p>
          </table:table-cell>
          <table:table-cell table:formula="of:=[.$B$8]*[.G26]" office:value-type="float" office:value="0.04703492" calcext:value-type="float">
            <text:p>0.04703492</text:p>
          </table:table-cell>
          <table:table-cell table:style-name="Default"/>
          <table:table-cell table:style-name="ce17" office:value-type="string" calcext:value-type="string">
            <text:p>radius beyond which Gaussian has no effect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effective radius factor</text:p>
          </table:table-cell>
          <table:table-cell/>
          <table:table-cell table:formula="of:=SQRT(([.$B$2]+[.C27])^2 + [.$B$6]^2)/[.$B$2]" office:value-type="float" office:value="1.61484167167337" calcext:value-type="float">
            <text:p>1.6148416717</text:p>
          </table:table-cell>
          <table:table-cell table:formula="of:=SQRT(([.$B$2]+[.D27])^2 + [.$B$6]^2)/[.$B$2]" office:value-type="float" office:value="1.38427935703111" calcext:value-type="float">
            <text:p>1.384279357</text:p>
          </table:table-cell>
          <table:table-cell table:formula="of:=SQRT(([.$B$2]+[.E27])^2 + [.$B$6]^2)/[.$B$2]" office:value-type="float" office:value="1.30742533199254" calcext:value-type="float">
            <text:p>1.307425332</text:p>
          </table:table-cell>
          <table:table-cell table:formula="of:=SQRT(([.$B$2]+[.F27])^2 + [.$B$6]^2)/[.$B$2]" office:value-type="float" office:value="1.23057135934121" calcext:value-type="float">
            <text:p>1.2305713593</text:p>
          </table:table-cell>
          <table:table-cell table:formula="of:=SQRT(([.$B$2]+[.G27])^2 + [.$B$6]^2)/[.$B$2]" office:value-type="float" office:value="1.20905225774719" calcext:value-type="float">
            <text:p>1.2090522577</text:p>
          </table:table-cell>
          <table:table-cell table:style-name="Default"/>
          <table:table-cell table:style-name="ce15" office:value-type="string" calcext:value-type="string">
            <text:p>scale factor for rotor diameter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Nodes / min_dx</text:p>
          </table:table-cell>
          <table:table-cell/>
          <table:table-cell table:formula="of:=[.$B$7]/[.C21]" office:value-type="float" office:value="0.327375" calcext:value-type="float">
            <text:p>0.327375</text:p>
          </table:table-cell>
          <table:table-cell table:formula="of:=[.$B$7]/[.D21]" office:value-type="float" office:value="0.5238" calcext:value-type="float">
            <text:p>0.5238</text:p>
          </table:table-cell>
          <table:table-cell table:formula="of:=[.$B$7]/[.E21]" office:value-type="float" office:value="0.65475" calcext:value-type="float">
            <text:p>0.65475</text:p>
          </table:table-cell>
          <table:table-cell table:formula="of:=[.$B$7]/[.F21]" office:value-type="float" office:value="0.873" calcext:value-type="float">
            <text:p>0.873</text:p>
          </table:table-cell>
          <table:table-cell table:formula="of:=[.$B$7]/[.G21]" office:value-type="float" office:value="0.962867647058823" calcext:value-type="float">
            <text:p>0.9628676471</text:p>
          </table:table-cell>
          <table:table-cell table:style-name="Default"/>
          <table:table-cell table:style-name="ce15" office:value-type="string" calcext:value-type="string">
            <text:p>suggest less than 0.7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blockage ratio</text:p>
          </table:table-cell>
          <table:table-cell/>
          <table:table-cell table:formula="of:=(3.14*[.$B$2]^2)/([.C$12]*[.C$13])" office:value-type="float" office:value="0.198703125" calcext:value-type="float">
            <text:p>0.198703125</text:p>
          </table:table-cell>
          <table:table-cell table:formula="of:=(3.14*[.$B$2]^2)/([.D$12]*[.D$13])" office:value-type="float" office:value="0.198703125" calcext:value-type="float">
            <text:p>0.198703125</text:p>
          </table:table-cell>
          <table:table-cell table:formula="of:=(3.14*[.$B$2]^2)/([.E$12]*[.E$13])" office:value-type="float" office:value="0.198703125" calcext:value-type="float">
            <text:p>0.198703125</text:p>
          </table:table-cell>
          <table:table-cell table:formula="of:=(3.14*[.$B$2]^2)/([.F$12]*[.F$13])" office:value-type="float" office:value="0.198703125" calcext:value-type="float">
            <text:p>0.198703125</text:p>
          </table:table-cell>
          <table:table-cell table:formula="of:=(3.14*[.$B$2]^2)/([.G$12]*[.G$13])" office:value-type="float" office:value="0.198703125" calcext:value-type="float">
            <text:p>0.198703125</text:p>
          </table:table-cell>
          <table:table-cell/>
          <table:table-cell table:style-name="ce15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2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7">
          <table:table-cell table:number-columns-repeated="5"/>
          <table:table-cell table:style-name="ce12" table:number-columns-repeated="2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4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9:02:04.000906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7-24T15:40:46.851160595</dc:date>
    <meta:editing-cycles>34</meta:editing-cycles>
    <meta:editing-duration>PT6H33M58S</meta:editing-duration>
    <dc:creator>danny </dc:creator>
    <meta:document-statistic meta:table-count="2" meta:cell-count="187" meta:object-count="0"/>
  </office:meta>
</office:document-meta>
</file>